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CMCSC10" svg:font-family="CMCSC10"/>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office:font-face-decls>
  <office:automatic-styles>
    <style:style style:name="P1" style:family="paragraph" style:parent-style-name="Heading_20_1">
      <style:paragraph-properties fo:text-align="center" style:justify-single-word="false"/>
      <style:text-properties officeooo:rsid="0033e60a" officeooo:paragraph-rsid="0033e60a"/>
    </style:style>
    <style:style style:name="P2" style:family="paragraph" style:parent-style-name="Heading_20_3">
      <style:paragraph-properties fo:text-align="center" style:justify-single-word="false"/>
      <style:text-properties officeooo:rsid="0033e60a" officeooo:paragraph-rsid="0033e60a"/>
    </style:style>
    <style:style style:name="P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4091b" officeooo:paragraph-rsid="0004091b" style:font-name-asian="CMCSC10" style:font-size-asian="10pt" style:font-weight-asian="normal" style:font-name-complex="CMCSC10" style:font-size-complex="10pt" style:font-weight-complex="normal"/>
    </style:style>
    <style:style style:name="P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4a60a" officeooo:paragraph-rsid="0033e60a" style:font-name-asian="CMCSC10" style:font-size-asian="10pt" style:font-weight-asian="normal" style:font-name-complex="CMCSC10" style:font-size-complex="10pt" style:font-weight-complex="normal"/>
    </style:style>
    <style:style style:name="P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officeooo:rsid="0004a60a" officeooo:paragraph-rsid="0033e60a" style:font-name-asian="CMCSC10" style:font-size-asian="10pt" style:font-name-complex="CMCSC10" style:font-size-complex="10pt"/>
    </style:style>
    <style:style style:name="P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officeooo:rsid="00072710" officeooo:paragraph-rsid="0033e60a" style:font-name-asian="CMCSC10" style:font-size-asian="10pt" style:font-name-complex="CMCSC10" style:font-size-complex="10pt"/>
    </style:style>
    <style:style style:name="P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2e984" officeooo:paragraph-rsid="0033e60a" style:font-name-asian="CMCSC10" style:font-size-asian="10pt" style:font-weight-asian="normal" style:font-name-complex="CMCSC10" style:font-size-complex="10pt" style:font-weight-complex="normal"/>
    </style:style>
    <style:style style:name="P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officeooo:rsid="0012e984" officeooo:paragraph-rsid="0033e60a" style:font-name-asian="CMCSC10" style:font-size-asian="10pt" style:font-name-complex="CMCSC10" style:font-size-complex="10pt"/>
    </style:style>
    <style:style style:name="P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5aa0c" officeooo:paragraph-rsid="0033e60a" style:font-name-asian="CMCSC10" style:font-size-asian="10pt" style:font-weight-asian="normal" style:font-name-complex="CMCSC10" style:font-size-complex="10pt" style:font-weight-complex="normal"/>
    </style:style>
    <style:style style:name="P1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9c511" officeooo:paragraph-rsid="0033e60a" style:font-name-asian="CMCSC10" style:font-size-asian="10pt" style:font-weight-asian="normal" style:font-name-complex="CMCSC10" style:font-size-complex="10pt" style:font-weight-complex="normal"/>
    </style:style>
    <style:style style:name="P1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f4dad" officeooo:paragraph-rsid="0033e60a" style:font-name-asian="CMCSC10" style:font-size-asian="10pt" style:font-weight-asian="normal" style:font-name-complex="CMCSC10" style:font-size-complex="10pt" style:font-weight-complex="normal"/>
    </style:style>
    <style:style style:name="P1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79963" officeooo:paragraph-rsid="0033e60a" style:font-name-asian="CMCSC10" style:font-size-asian="10pt" style:font-weight-asian="normal" style:font-name-complex="CMCSC10" style:font-size-complex="10pt" style:font-weight-complex="normal"/>
    </style:style>
    <style:style style:name="P1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83cbd" officeooo:paragraph-rsid="0033e60a" style:font-name-asian="CMCSC10" style:font-size-asian="10pt" style:font-weight-asian="normal" style:font-name-complex="CMCSC10" style:font-size-complex="10pt" style:font-weight-complex="normal"/>
    </style:style>
    <style:style style:name="P14" style:family="paragraph" style:parent-style-name="Heading_20_3">
      <style:paragraph-properties fo:text-align="center" style:justify-single-word="false" fo:break-before="page"/>
      <style:text-properties officeooo:rsid="00183cbd" officeooo:paragraph-rsid="00347ae4"/>
    </style:style>
    <style:style style:name="P1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83cbd" officeooo:paragraph-rsid="00347ae4" style:font-name-asian="CMCSC10" style:font-size-asian="10pt" style:font-weight-asian="normal" style:font-name-complex="CMCSC10" style:font-size-complex="10pt" style:font-weight-complex="normal"/>
    </style:style>
    <style:style style:name="P1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8eda3" officeooo:paragraph-rsid="00347ae4" style:font-name-asian="CMCSC10" style:font-size-asian="10pt" style:font-weight-asian="normal" style:font-name-complex="CMCSC10" style:font-size-complex="10pt" style:font-weight-complex="normal"/>
    </style:style>
    <style:style style:name="P1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d26e6" officeooo:paragraph-rsid="00347ae4" style:font-name-asian="CMCSC10" style:font-size-asian="10pt" style:font-weight-asian="normal" style:font-name-complex="CMCSC10" style:font-size-complex="10pt" style:font-weight-complex="normal"/>
    </style:style>
    <style:style style:name="P1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e1440" officeooo:paragraph-rsid="00347ae4" style:font-name-asian="CMCSC10" style:font-size-asian="10pt" style:font-weight-asian="normal" style:font-name-complex="CMCSC10" style:font-size-complex="10pt" style:font-weight-complex="normal"/>
    </style:style>
    <style:style style:name="P1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23d773" officeooo:paragraph-rsid="00347ae4" style:font-name-asian="CMCSC10" style:font-size-asian="10pt" style:font-weight-asian="normal" style:font-name-complex="CMCSC10" style:font-size-complex="10pt" style:font-weight-complex="normal"/>
    </style:style>
    <style:style style:name="P2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paragraph-rsid="00347ae4" style:font-name-asian="CMCSC10" style:font-size-asian="10pt" style:font-weight-asian="normal" style:font-name-complex="CMCSC10" style:font-size-complex="10pt" style:font-weight-complex="normal"/>
    </style:style>
    <style:style style:name="P21" style:family="paragraph" style:parent-style-name="Heading_20_3">
      <style:paragraph-properties fo:text-align="center" style:justify-single-word="false" fo:break-before="page"/>
      <style:text-properties fo:color="#808080" loext:opacity="100%" officeooo:rsid="00355a3c" officeooo:paragraph-rsid="00355a3c"/>
    </style:style>
    <style:style style:name="P22" style:family="paragraph" style:parent-style-name="Text_20_body">
      <style:paragraph-properties fo:text-align="justify" style:justify-single-word="false"/>
      <style:text-properties fo:color="#808080" loext:opacity="100%" officeooo:rsid="00355a3c" officeooo:paragraph-rsid="00355a3c"/>
    </style:style>
    <style:style style:name="P23" style:family="paragraph" style:parent-style-name="Text_20_body">
      <style:paragraph-properties fo:text-align="justify" style:justify-single-word="false"/>
      <style:text-properties fo:color="#808080" loext:opacity="100%" officeooo:rsid="00372e02" officeooo:paragraph-rsid="00372e02"/>
    </style:style>
    <style:style style:name="P24" style:family="paragraph" style:parent-style-name="Text_20_body">
      <style:paragraph-properties fo:text-align="justify" style:justify-single-word="false"/>
      <style:text-properties fo:color="#808080" loext:opacity="100%" officeooo:rsid="003801ed" officeooo:paragraph-rsid="003801ed"/>
    </style:style>
    <style:style style:name="P25" style:family="paragraph" style:parent-style-name="Text_20_body">
      <style:paragraph-properties fo:text-align="justify" style:justify-single-word="false"/>
      <style:text-properties fo:color="#808080" loext:opacity="100%" officeooo:rsid="00392ff4" officeooo:paragraph-rsid="00392ff4"/>
    </style:style>
    <style:style style:name="P26" style:family="paragraph" style:parent-style-name="Text_20_body">
      <style:paragraph-properties fo:text-align="justify" style:justify-single-word="false"/>
      <style:text-properties fo:color="#808080" loext:opacity="100%" officeooo:rsid="0039658f" officeooo:paragraph-rsid="0039658f"/>
    </style:style>
    <style:style style:name="P27" style:family="paragraph" style:parent-style-name="Text_20_body">
      <style:paragraph-properties fo:text-align="justify" style:justify-single-word="false"/>
      <style:text-properties fo:color="#808080" loext:opacity="100%" officeooo:rsid="0039f4a4" officeooo:paragraph-rsid="0039f4a4"/>
    </style:style>
    <style:style style:name="P28" style:family="paragraph" style:parent-style-name="Text_20_body">
      <style:paragraph-properties fo:text-align="justify" style:justify-single-word="false"/>
      <style:text-properties fo:color="#808080" loext:opacity="100%" officeooo:rsid="003ceb2a" officeooo:paragraph-rsid="003ceb2a"/>
    </style:style>
    <style:style style:name="P29" style:family="paragraph" style:parent-style-name="Text_20_body">
      <style:paragraph-properties fo:text-align="justify" style:justify-single-word="false"/>
      <style:text-properties fo:color="#808080" loext:opacity="100%" fo:font-weight="bold" officeooo:rsid="003d9679" officeooo:paragraph-rsid="003d9679" style:font-weight-asian="bold" style:font-weight-complex="bold"/>
    </style:style>
    <style:style style:name="P30" style:family="paragraph" style:parent-style-name="Text_20_body">
      <style:paragraph-properties fo:text-align="justify" style:justify-single-word="false"/>
      <style:text-properties fo:color="#808080" loext:opacity="100%" officeooo:rsid="003d9679" officeooo:paragraph-rsid="003d9679"/>
    </style:style>
    <style:style style:name="P31" style:family="paragraph" style:parent-style-name="Text_20_body">
      <style:paragraph-properties fo:text-align="justify" style:justify-single-word="false"/>
      <style:text-properties fo:color="#808080" loext:opacity="100%" officeooo:rsid="003e3a58" officeooo:paragraph-rsid="003e3a58"/>
    </style:style>
    <style:style style:name="P32" style:family="paragraph" style:parent-style-name="Text_20_body">
      <style:paragraph-properties fo:text-align="justify" style:justify-single-word="false"/>
      <style:text-properties fo:color="#808080" loext:opacity="100%" officeooo:rsid="003d9679" officeooo:paragraph-rsid="003fb99b"/>
    </style:style>
    <style:style style:name="P33" style:family="paragraph" style:parent-style-name="Text_20_body">
      <style:paragraph-properties fo:text-align="justify" style:justify-single-word="false"/>
      <style:text-properties fo:color="#808080" loext:opacity="100%" officeooo:rsid="003fb99b" officeooo:paragraph-rsid="003fb99b"/>
    </style:style>
    <style:style style:name="T1" style:family="text">
      <style:text-properties fo:font-weight="normal" style:font-weight-asian="normal" style:font-weight-complex="normal"/>
    </style:style>
    <style:style style:name="T2" style:family="text">
      <style:text-properties fo:font-weight="normal" officeooo:rsid="000604f7" style:font-weight-asian="normal" style:font-weight-complex="normal"/>
    </style:style>
    <style:style style:name="T3" style:family="text">
      <style:text-properties fo:font-weight="normal" officeooo:rsid="00072710" style:font-weight-asian="normal" style:font-weight-complex="normal"/>
    </style:style>
    <style:style style:name="T4" style:family="text">
      <style:text-properties fo:font-weight="normal" officeooo:rsid="0012e984" style:font-weight-asian="normal" style:font-weight-complex="normal"/>
    </style:style>
    <style:style style:name="T5" style:family="text">
      <style:text-properties fo:font-weight="normal" officeooo:rsid="0022e064" style:font-weight-asian="normal" style:font-weight-complex="normal"/>
    </style:style>
    <style:style style:name="T6" style:family="text">
      <style:text-properties fo:font-weight="normal" officeooo:rsid="0006fb4f" style:font-weight-asian="normal" style:font-weight-complex="normal"/>
    </style:style>
    <style:style style:name="T7" style:family="text">
      <style:text-properties fo:font-weight="normal" officeooo:rsid="001247dc" style:font-weight-asian="normal" style:font-weight-complex="normal"/>
    </style:style>
    <style:style style:name="T8" style:family="text">
      <style:text-properties fo:font-weight="normal" officeooo:rsid="000c8ca0" style:font-weight-asian="normal" style:font-weight-complex="normal"/>
    </style:style>
    <style:style style:name="T9" style:family="text">
      <style:text-properties fo:font-weight="normal" officeooo:rsid="0015a011" style:font-weight-asian="normal" style:font-weight-complex="normal"/>
    </style:style>
    <style:style style:name="T10" style:family="text">
      <style:text-properties fo:font-weight="normal" officeooo:rsid="0015aa0c" style:font-weight-asian="normal" style:font-weight-complex="normal"/>
    </style:style>
    <style:style style:name="T11" style:family="text">
      <style:text-properties officeooo:rsid="000c8ca0"/>
    </style:style>
    <style:style style:name="T12" style:family="text">
      <style:text-properties officeooo:rsid="000eeac1"/>
    </style:style>
    <style:style style:name="T13" style:family="text">
      <style:text-properties officeooo:rsid="000bfd00"/>
    </style:style>
    <style:style style:name="T14" style:family="text">
      <style:text-properties officeooo:rsid="000cde21"/>
    </style:style>
    <style:style style:name="T15" style:family="text">
      <style:text-properties officeooo:rsid="00162b3a"/>
    </style:style>
    <style:style style:name="T16" style:family="text">
      <style:text-properties officeooo:rsid="00105dd0"/>
    </style:style>
    <style:style style:name="T17" style:family="text">
      <style:text-properties officeooo:rsid="0018b4fc"/>
    </style:style>
    <style:style style:name="T18" style:family="text">
      <style:text-properties officeooo:rsid="0022e064"/>
    </style:style>
    <style:style style:name="T19" style:family="text">
      <style:text-properties officeooo:rsid="001d1f79"/>
    </style:style>
    <style:style style:name="T20" style:family="text">
      <style:text-properties officeooo:rsid="001af0b5"/>
    </style:style>
    <style:style style:name="T21" style:family="text">
      <style:text-properties officeooo:rsid="001c4f90"/>
    </style:style>
    <style:style style:name="T22" style:family="text">
      <style:text-properties officeooo:rsid="001949e5"/>
    </style:style>
    <style:style style:name="T23" style:family="text">
      <style:text-properties officeooo:rsid="0043f398"/>
    </style:style>
    <style:style style:name="T24" style:family="text">
      <style:text-properties officeooo:rsid="003af355"/>
    </style:style>
    <style:style style:name="T25" style:family="text">
      <style:text-properties officeooo:rsid="003fb99b"/>
    </style:style>
    <style:style style:name="T26" style:family="text">
      <style:text-properties officeooo:rsid="0044da50"/>
    </style:style>
    <style:style style:name="T27" style:family="text">
      <style:text-properties officeooo:rsid="00420bab"/>
    </style:style>
    <style:style style:name="T28" style:family="text">
      <style:text-properties officeooo:rsid="0044e0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 Different Perspective</text:h>
      <text:h text:style-name="P2" text:outline-level="3">Introduction</text:h>
      <text:p text:style-name="P3">In an attempt to understand the physical universe, the universal practice of science has evolved to create theories backed up with evidence to explain the phenomenon and processes that are observed to occur in the natural world. Without going into the history or detail, two grand theories exist that dominate and are used to explain the micro and macro phenomenon of matter interaction and transformation. These two theories being the standard model to explain the physics on the atomic and nuclear level where electromagnetism and nuclear forces dominate, and general relativity where gravity on the large level of distances dominates. Both being separated and not able to be reconciled into one theory that has frustrated scientists since Albert Einstein first attempted the idea.</text:p>
      <text:p text:style-name="P4">Given the basis of both theories, this can be explained by the fact that the approach each has at its core of theory being quite different. </text:p>
      <text:p text:style-name="P5"><text:span text:style-name="T1">The standard model has as its basis that matter is made of one type of point like particles (Fermions) that have the observed forces of interaction of matter being carried by a second carrier particle of matter (Bosons). These Boson force carrying particles are said to interact in such a manner as to be absorbed or emitted by the Fermion particles, transferring energy and creating the observed phenomenon of matter interaction. </text:span><text:span text:style-name="T2">In the standard model, particles are also thought of not of as particles that have a defined surface or structure, but are in effect a condensate of a field, and a field that can be considered as a form of energy. </text:span><text:span text:style-name="T3">The Fermions exist in one type of field </text:span><text:span text:style-name="T4">for each fermion particle, </text:span><text:span text:style-name="T3">and the Bosons are a </text:span><text:span text:style-name="T4">force </text:span><text:span text:style-name="T3">carrier particle that facilitates the interaction of Fermions with each other.</text:span></text:p>
      <text:p text:style-name="P5"><text:span text:style-name="T1">General relativity has the postulate that matter has a mass charge that </text:span><text:span text:style-name="T5">distorts or </text:span><text:span text:style-name="T1">bends the space </text:span><text:span text:style-name="T4">and time </text:span><text:span text:style-name="T1">around it, <text:s/>and that this bending of space</text:span><text:span text:style-name="T4">time </text:span><text:span text:style-name="T1"><text:s/>projects back onto the matter to direct its motion. The bending of space also has an effect of compressing or stretching space such that the measurement of time changes dependent upon the reference frame that matter exists within. <text:s/>The mass then follows a path governed by this spacetime geometry, which in a feedback loop, the mass changes the <text:s/>spacetime geometry </text:span><text:span text:style-name="T6">in</text:span><text:span text:style-name="T1"> such </text:span><text:span text:style-name="T6">a way</text:span><text:span text:style-name="T1"> that the path trajectory of a mass may change. It is this bending of spacetime that is what makes up what is observed as gravity, and gravity thus is not really a force.</text:span></text:p>
      <text:p text:style-name="P6"><text:span text:style-name="T1">And thus there seems to be from the outset, an incompatibility between these two theories, but also a commonality. The incompatibility being that the standard model relies on force carrying particles to transmit forces, and general relativity on the bending of </text:span><text:span text:style-name="T7">the geometry of </text:span><text:span text:style-name="T1">space and time to act as a perception of a force in creating a </text:span><text:span text:style-name="T8">geometric like </text:span><text:span text:style-name="T1"><text:s/>path for matter and energy to follow and flow on. The commonality being that both have the idea and postulate of a field </text:span><text:span text:style-name="T8">or fields </text:span><text:span text:style-name="T1">that </text:span><text:span text:style-name="T8">dictate or construct the formation of matter, and is the means by which the interactions of matter and energy is governed </text:span><text:span text:style-name="T1">by. </text:span></text:p>
      <text:p text:style-name="P7">Both theories also have a commonality of utilising the principle of least action and Noether’s theorem.</text:p>
      <text:p text:style-name="P8"><text:span text:style-name="T1">The principle of least action is a postulate that any natural phenomenon of causality will follow the path or process of least or minimal time or energy to progress from one physical state to another. Such a process is expressed in mathematical terms of using what is known as modified versions of Newtonian mechanics. These mathematical models of physical processes are the Lagrangian and Hamiltonian representations of Newtonian mechanics in terms of </text:span><text:span text:style-name="T9">the </text:span><text:span text:style-name="T10">total </text:span><text:span text:style-name="T1">energy </text:span><text:span text:style-name="T9">of a physical state or system, </text:span><text:span text:style-name="T10">where that total energy is in terms of kinetic and potential energy.</text:span></text:p>
      <text:p text:style-name="P9">Quantum physics has a complex and long Lagrangian field equation to model the quantum world, and general relativity the famous Einstein equation to model a similar Lagrangian looking energy field equation as a basis of it tensor of mass energy.</text:p>
      <text:p text:style-name="P10">Since Einstein, Physicists have also concluded with Einstein that all the physical forces and theories of the quantum and relativity realm should be able to be unified into one grand unification theory, <text:span text:style-name="T11">or a </text:span>grand unifi<text:span text:style-name="T11">ed field</text:span> theory. The fundamental problem is that the standard model requires <text:span text:style-name="T12">that to create a quantum theory of gravity to be included in the standard model, there needs</text:span> to be a hypothetical particle called a graviton to act as intermediary between the gravitational field and all of matter and energy. It is found that by including a graviton, infinities jump out of the calculations and derivation<text:span text:style-name="T13">s</text:span>, creating a dilemma and frustration that <text:span text:style-name="T13">gravity and the standard model </text:span>are incompatible with one another. <text:span text:style-name="T14">General relativity has, it seems, no ability to integrate with a quantum field theory on which the standard model is based upon, </text:span><text:span text:style-name="T15">as it is, by and large, a geometric model of gravity and time.</text:span></text:p>
      <text:p text:style-name="P11">This is the difficulty that physicists face as a last great hurdle in understanding of how the universe is constructed and how all things fit together. </text:p>
      <text:p text:style-name="P11">Current attempts to overcome the incompatibility of quantum field theory and general relativity from being united range from grand ideas and mathematical attempts such as string theory and modified general relativity theories <text:s/><text:span text:style-name="T16">wh</text:span>ich have had some limited successes, outweighed by greater problems or contradictions. A phenomenon of a perception of dark <text:s/>matter and dark energy that are used to explain the <text:span text:style-name="T15">observed </text:span>rotation of stars within galaxies and a measured acceleration of galaxies away from each other as one looks further in distance complicate the <text:soft-page-break/>theory of <text:span text:style-name="T15">both </text:span>general relativity <text:span text:style-name="T15">and the standard model </text:span>even further <text:span text:style-name="T15">on their own merits, let alone </text:span>into being unified <text:span text:style-name="T15">into one unified field theory</text:span>.</text:p>
      <text:p text:style-name="P12">But despite the difficulty and seemingly incompatibility of unifying the standard model with general relativity, both theories on their own merit are observed to be highly accurate in prediction of physical phenomenon and used for much of modern technology from computers to GPS services.</text:p>
      <text:p text:style-name="P12">What all this means is that despite great accuracy and agreement of observed results the standard and general relativity models of are lacking in that they cannot explain some observed or measured physical properties or phenomenon that exist, let alone be united into one grand unified theory. For example, the standard model has no means to explain the measured masses of many of its particles. Both theories cannot fully explain what are called dark matter and dark energy. Any <text:s/>grand unified theory would also need to be able to model these new physical observations, let alone to predict something as fundamental as the mass of a particle.</text:p>
      <text:p text:style-name="P13">So, how can the human mind come to reconcile and bring together the two giants of physical theories that dominate the current thought and understanding of a model for the workings of the universe?</text:p>
      <text:p text:style-name="P13"/>
      <text:h text:style-name="P14" text:outline-level="3">A New Way Of Thinking</text:h>
      <text:p text:style-name="P15">How can the human mind come to reconcile and bring together the two giants of physical theories that dominate the current thought and understanding of a model for the workings of the universe as outlined above ?</text:p>
      <text:p text:style-name="P15">One way is to try and start afresh, try and use the discovered theories of the standard model and general relativity as a guide rather than as dogma or as the ultimate codex by which to form ones thinking <text:span text:style-name="T17">or opinion </text:span>upon. One needs to be reminded that these theories are but only mathematical models by which one uses to form predictions of physical phenomenon upon. The mathematics used and any approximations that are made to simplify the mathematics can leave out certain details <text:span text:style-name="T18">that </text:span>can create a kind of butterfly effect. An effect that will render results that then need further mathematical work where corrections are introduced to match observed measurements that render the understanding of the underlying physics to be obscured, and even misdirected into a false understanding of the real physical processes. </text:p>
      <text:p text:style-name="P15"><text:span text:style-name="T17">It may be that the mathematical model created, though predicting the results accurately, is flawed, or even totally incorrect in it explaining the physics involved. The example of the Ptolemaic model of the planets in the ancient world was accurate in predicting the motion of the planets, and even eclipses, but was fundamentally and completely wrong </text:span><text:span text:style-name="T19">in understanding the true nature of a sun centred planetary system</text:span><text:span text:style-name="T17">. The same kind of mathematical modelling and thinking may be present in both of the standard model and general relativity. In the Ptolemaic model, it was assumed that the Earth was the centre of the universe. </text:span><text:span text:style-name="T18">I</text:span><text:span text:style-name="T17">n the standard model and general relativity, it may be that some fundamental axiom, postulate or assumption is also just as wrong, and needs to be discovered and corrected.</text:span></text:p>
      <text:p text:style-name="P16">In trying to understand and model the universe, the tool being used that is mathematics that is the driver of understanding may also <text:span text:style-name="T20">be part of </text:span>the problem. One or more fundamental assumptions of mathematics, though working in the realm of pure mathematics and has a mathematical proof of being true <text:span text:style-name="T21">and is valid in the human world</text:span>, is inappropriate and false for modelling the real physical world <text:s/>It may also be that the mathematics of the physical world is incorrectly modelled in the mathematics being used, especially in the quantum realm. Mathematical tools such as integration and statistics may just not work at a certain level where mathematical continuity and infinitely small subdivisions of certain properties are not present. <text:span text:style-name="T22">Many complex mathematical techniques </text:span><text:span text:style-name="T21">may</text:span><text:span text:style-name="T22"> have no real physical meaning, other than creating a new representation of a mathematical equation to simplify the calculations of complex systems. In this simplification, the physics and understanding of basic underlying fundamental physical processes that one is trying to understand is lost </text:span><text:span text:style-name="T21">in the mathematics</text:span><text:span text:style-name="T22">, and as such, a potential cascade of being misdirected into the wrong model of the physical world is created.</text:span></text:p>
      <text:p text:style-name="P17">It may be that one needs to go back to all of the fundamental definitions, assumptions and postulates of physics, examine them with a modern eye, and with hindsight of the last hundred plus years of discovery and observation, and where appropriate, modify or redefine them to fit into a more comprehensive and relevant language of understanding.</text:p>
      <text:p text:style-name="P18">One new form of understanding and thinking may be that a model of the universe is better to be constructed as a kind of iterative process of events where all physical processes that govern the universe occur, are not governed by equations that need a space and time of mathematical continuity , but by a process of iterative steps that are so small in magnitude that to the human mind are perceived to be continuous. This is most generalised by use of the human minds creation of mathematical modelling that require as a basis an infinitely divisible or large spacial coordinate system that in the everyday world of human perception can be used to model the world. It is only when the modelling of the universe outside this perception of the very small and very large that those mathematical models fail, and thus also an understanding of the how the true nature of the fundamental workings of the universe break down.</text:p>
      <text:p text:style-name="P19">It is this line of thinking, that the universe is not infinitely divisible or continuous as much of the mathematical tools that is used to model the physics of the universe, but that there is a limit, and hence discreteness on how small a value of one or more physical properties that governs a physical process can have that forms the basis of the hypothesis and proposal that will be presented in this document.</text:p>
      <text:p text:style-name="P20"/>
      <text:h text:style-name="P21" text:outline-level="3">A New Perspective</text:h>
      <text:p text:style-name="P22">In the current perspective of theory of the physical world, the universe is considered to be made up of particles that have certain physical properties or characteristics that then in turn determine how these particles interact or behave with each other, and with their surrounding environment. In quantum field theory, these particles are <text:s/>considered as disturbances of a field of <text:s/>energy, where an exchange of energy (ie a particle) is considered as the source of the interaction between particles that give rise to the forces that are observed. These fundamental forces being electromagnetism and the nuclear forces. Attempts to include gravity have failed, as introducing a force particle for gravity creates a breakdown of theoretical theory.</text:p>
      <text:p text:style-name="P23">Particles that are considered as the force carrying particles are called Bosons, while the particles that are considered as making up the matter of the universe are called Fermions. Protons, and electrons being the only stable and dominant Fermions. Protons and other unstable particles are theorised to be made up of smaller constituents of matter called quarks. These quarks are then theorised to give the Fermions their properties such as electromagnetism and mass.</text:p>
      <text:p text:style-name="P24">The theories that are derived are quantum electrodymanics, quantum field theory and quantum chromodynamics. These theories, reportedly, give a high degree of accuracy of prediction and calculation of the workings of the physics of the micro world of the universe. Despite all these successes, there is still much that these theories cannot explain or predict. There also seems to be that many a physicists who proclaim that they do not understand the physics of what they are studying, but that the mathematical treatment and models give the correct results, and as long as that the models work, the term ‘shut up and calculate’ is often quoted.</text:p>
      <text:p text:style-name="P25">This difficulty of understanding what quantum physics is or means, and why the mathematical models work is a fundamental roadblock to further advancing knowledge physics in this realm. In particular to merge or unify gravity with electromagnetism and thus the quantum realm.</text:p>
      <text:p text:style-name="P26">Understanding the universe, is in the modern era seems to be falling into a form of <text:span text:style-name="T23">diminishing</text:span> returns. More effort and resources giving lower levels of advancement, and in many cases, adding data that leads to data over load which gives rise to confusion or complexity of physical theories on all levels. Such a situation where contradictions or wild new mathematical models to explain experimental observation should ring a bell that the fundamentals of the theory may need revision and reconsideration.</text:p>
      <text:p text:style-name="P27">Such it is proposed here. That the fundamentals of physics needs a revision to consider that the perspective of the underlying physics of the physical world may indeed be incorrect. <text:span text:style-name="T24">What is proposed here is to take a new approach to view the fundamental inner workings of the universe to see if <text:s/>a new and more accurate understanding universe can be achieved.</text:span></text:p>
      <text:p text:style-name="P28">Do do so, a first step is to look at what is undeniably known about the universe that has been accumulated through knowledge up to this time.</text:p>
      <text:p text:style-name="P29">Matter:</text:p>
      <text:p text:style-name="P30">It is undeniable that the universe has as a constituent of its structure and being, a class of physical entities that is designated as matter. This matter consists of two fundamental stable entities known as a proton and electron, and one unstable entity, the neutron, which as a free particle, decays into a proton, electron and a photon of energy. Thus this suggests that the vast bulk of free matter of the universe can be considered as consisting of protons and electrons.</text:p>
      <text:p text:style-name="P30">Through experiment, matter interacts with matter by two fundamental classes of processes that are given as the electromagnetic and gravitational interaction. Through experiment, it was interpreted that these two entities of matter had the same magnitude of interaction for the <text:s/>electromagnetic interaction designated as electric charge, but differing magnitudes of interaction for the gravitational interaction designated as mass.</text:p>
      <text:p text:style-name="P30">Through experiment, it is found that all matter of the same type had the same magnitude of interaction for each type of interaction. Thus all protons interacted with the same electric charge and mass, as did all electrons. </text:p>
      <text:p text:style-name="P30">Electrons and protons, when present in equal numbers to each other tend to form clumps of matter that have no electric interaction with other like clumps of matter, but do have an interaction according to their net quantity. Thus electrons and protons are interpreted as having an equal but opposite charge that form an interaction that cancel each others out so as to be of a net zero electric interaction for that clump of matter. </text:p>
      <text:p text:style-name="P30">Observation interprets that electrons and protons have an interaction of being attracted to each other, while, electrons are observed to repel electrons, and likewise protons with protons. Thus an interpretation evolves of electric interactions of like charge being repulsive, while <text:s/>electric interactions of unlike charge being attractive.</text:p>
      <text:p text:style-name="P31">Observation of net neutral or zero electric charge clumps of matter is always attractive, and thus an interpretation of mass being the charge of gravitational interaction, and of which is always positive, is that gravitational charges of the same charge are attractive.</text:p>
      <text:p text:style-name="P32">The electric charge and mass of interaction is interpreted as being a property of matter, not of the interaction itself, and thus it is interpreted that all protons and electrons have a mass, and electric charge. <text:span text:style-name="T25">From this interpretation of </text:span><text:soft-page-break/><text:span text:style-name="T25">electric and gravitational charge emerges a concept of an electromagnetic and gravitational field that emanates from the particle, and thus is a source of such fields that interact with other particles.</text:span></text:p>
      <text:p text:style-name="P32"><text:span text:style-name="T25">However, an alternative perspective and view could be that what is observed as an interaction </text:span><text:span text:style-name="T26">of </text:span><text:span text:style-name="T25">electric </text:span><text:span text:style-name="T27">and </text:span><text:span text:style-name="T26">magnetic fields </text:span><text:span text:style-name="T28">is at its core, an interaction of </text:span></text:p>
      <text:p text:style-name="P31"/>
      <text:p text:style-name="P33">Particles with mass cannot occupy the same physical space. </text:p>
      <text:p text:style-name="P30"/>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CMCSC10" svg:font-family="CMCSC10"/>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en" fo:country="A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Arial" fo:font-size="10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Frame_20_contents" style:display-name="Frame contents" style:family="paragraph" style:parent-style-name="Text_20_body" style:class="extra"/>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1" fo:language="en" fo:country="AU"/>
    </style:style>
    <style:style style:name="MP2" style:family="paragraph" style:parent-style-name="Footer">
      <style:paragraph-properties fo:text-align="center" style:justify-single-word="false"/>
      <style:text-properties fo:language="en" fo:country="AU"/>
    </style:style>
    <style:page-layout style:name="Mpm1">
      <style:page-layout-properties fo:page-width="21.001cm" fo:page-height="29.7cm" style:num-format="1" style:print-orientation="portrait" fo:margin-top="0.75cm" fo:margin-bottom="1cm" fo:margin-left="2cm" fo:margin-right="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footer-left>
        <text:p text:style-name="MP2"><text:page-number text:select-page="current">4</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0.3$Windows_X86_64 LibreOffice_project/e1cf4a87eb02d755bce1a01209907ea5ddc8f069</meta:generator>
    <meta:creation-date>2008-07-16T19:00:13</meta:creation-date>
    <dc:date>2025-02-19T15:04:34.768695500</dc:date>
    <dc:language>en-US</dc:language>
    <meta:editing-cycles>581</meta:editing-cycles>
    <meta:editing-duration>P5DT10H21M6S</meta:editing-duration>
    <meta:document-statistic meta:table-count="0" meta:image-count="0" meta:object-count="0" meta:page-count="5" meta:paragraph-count="44" meta:word-count="2902" meta:character-count="17648" meta:non-whitespace-character-count="14768"/>
    <meta:user-defined meta:name="Info 1"/>
    <meta:user-defined meta:name="Info 2"/>
    <meta:user-defined meta:name="Info 3"/>
    <meta:user-defined meta:name="Info 4"/>
  </office:meta>
</office:document-meta>
</file>